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text-align="center" style:justify-single-word="false"/>
      <style:text-properties fo:font-size="18pt" fo:language="en" fo:country="US" style:font-size-asian="15.75pt" style:font-size-complex="18pt"/>
    </style:style>
    <style:style style:name="P7" style:family="paragraph" style:parent-style-name="Text_20_body">
      <style:paragraph-properties fo:text-align="center" style:justify-single-word="false"/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size="24pt" fo:language="en" fo:country="US" style:font-size-asian="24pt" style:font-size-complex="24pt"/>
    </style:style>
    <style:style style:name="P9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paragraph-properties fo:break-before="page"/>
      <style:text-properties fo:language="en" fo:country="US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/>
        </style:tab-stops>
      </style:paragraph-properties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style:font-name="Times New Roman" fo:language="en" fo:country="US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 text:is-list-header="true"/>
      <text:p text:style-name="P5"/>
      <text:p text:style-name="P5"/>
      <text:p text:style-name="P5"/>
      <text:p text:style-name="P6">Official design specifications</text:p>
      <text:p text:style-name="P6"/>
      <text:p text:style-name="P7">Imperialism remake</text:p>
      <text:p text:style-name="P9"/>
      <text:p text:style-name="P9">Free, open source remake of the classic strategy game Imperialism</text:p>
      <text:p text:style-name="P8"/>
      <text:p text:style-name="P4"><text:a xlink:type="simple" xlink:href="http://imperialism-remake.twelvepm.de/"><text:span text:style-name="T2">Website</text:span></text:a></text:p>
      <text:p text:style-name="P4"><text:a xlink:type="simple" xlink:href="http://tobedefined/"><text:span text:style-name="T2">Download</text:span></text:a></text:p>
      <text:p text:style-name="P4"><text:a xlink:type="simple" xlink:href="http://imperialism-remake.twelvepm.de/forum/"><text:span text:style-name="T2">Forum</text:span></text:a></text:p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ast updated: <text:modification-date style:data-style-name="N81">8. April 2012</text:modification-date> (ver <text:editing-cycles>3</text:editing-cycles>)</text:p>
      <text:p text:style-name="P3"><text:span text:style-name="T1">Author: </text:span><text:a xlink:type="simple" xlink:href="mailto:trilarion@sourceforge.net?subject=Regarding%20Imperialism%20remake"><text:span text:style-name="T1">Trilarion</text:span></text:a></text:p>
      <text:table-of-content text:style-name="Sect1" text:protected="true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3">Content</text:p>
          </text:index-title>
          <text:p text:style-name="P14"><text:a xlink:type="simple" xlink:href="#__RefHeading__450_1211285317" text:style-name="Internet_20_link" text:visited-style-name="Internet_20_link">1. Settings</text:a><text:tab/>3</text:p>
          <text:p text:style-name="P15">General settings<text:tab/>3</text:p>
        </text:index-body>
      </text:table-of-content>
      <text:p text:style-name="P5"/>
      <text:h text:style-name="P12" text:outline-level="1"><text:bookmark text:name="__RefHeading__450_1211285317"/>Settings<text:bookmark-end text:name="__RefHeading__450_1211285317"/></text:h>
      <text:p text:style-name="Text_20_body"/>
      <text:h text:style-name="Heading_20_2" text:outline-level="2">General settings</text:h>
      <text:p text:style-name="Text_20_body"/>
      <text:p text:style-name="Text_20_body"/>
      <text:p text:style-name="Text_20_body">General settings</text:p>
      <text:p text:style-name="Text_20_body"/>
      <text:p text:style-name="Text_20_body"><text:s text:c="4"/>4 turns per year (the seasons), earliest start 1814, end 1914 (~400 turns) </text:p>
      <text:p text:style-name="Text_20_body"/>
      <text:p text:style-name="Text_20_body">How to win</text:p>
      <text:p text:style-name="Text_20_body">2. Diplomacy</text:p>
      <text:p text:style-name="Text_20_body">3. Research</text:p>
      <text:p text:style-name="Text_20_body">4. Economics</text:p>
      <text:p text:style-name="Text_20_body">5. Industry and Infrastructure</text:p>
      <text:p text:style-name="Text_20_body">Worker pool</text:p>
      <text:p text:style-name="Text_20_body"/>
      <text:p text:style-name="Text_20_body">The worker pool (W: integer) contains workers (employed and unemployed, skilled and unskilled), all scientists and all engineers. Without cost all specialists can always be reduced to unskilled workers.</text:p>
      <text:p text:style-name="Text_20_body"/>
      <text:p text:style-name="Text_20_body">We have the following types:</text:p>
      <text:p text:style-name="Text_20_body"/>
      <text:p text:style-name="Text_20_body"><text:s text:c="4"/>Unskilled workers (can work in factories, need food, basic type)</text:p>
      <text:p text:style-name="Text_20_body"><text:s text:c="4"/>Skilled workers (can work in factories, need food and money, more efficient)</text:p>
      <text:p text:style-name="Text_20_body"><text:s text:c="4"/>Scientists (can work in college or university, explore new technology)</text:p>
      <text:p text:style-name="Text_20_body"><text:s text:c="4"/>Engineers (can improve the country, your own, also minor nations) </text:p>
      <text:p text:style-name="Text_20_body"/>
      <text:p text:style-name="Text_20_body">Natural resources</text:p>
      <text:p text:style-name="Text_20_body"/>
      <text:p text:style-name="Text_20_body">Resources</text:p>
      <text:p text:style-name="Text_20_body"/>
      <text:p text:style-name="Text_20_body"><text:s text:c="4"/>Wood, Coal, Ore, Oil - heavy</text:p>
      <text:p text:style-name="Text_20_body"><text:s text:c="4"/>Fish, Grain, Fruits, Meat - food</text:p>
      <text:p text:style-name="Text_20_body"><text:soft-page-break/><text:s text:c="4"/>Sheep/Cotton - cloth</text:p>
      <text:p text:style-name="Text_20_body"><text:s text:c="4"/>Silver - money </text:p>
      <text:p text:style-name="Text_20_body"/>
      <text:p text:style-name="Text_20_body">Rules</text:p>
      <text:p text:style-name="Text_20_body"/>
      <text:p text:style-name="Text_20_body"><text:s text:c="4"/>Except fish, everything has to be developed by an engineer</text:p>
      <text:p text:style-name="Text_20_body"><text:s text:c="4"/>Everything can be developed up to third level</text:p>
      <text:p text:style-name="Text_20_body"><text:s text:c="4"/>Everything must be connected by rail (or fish by lighthouse) in at least a neighoring map tile </text:p>
      <text:p text:style-name="Text_20_body"/>
      <text:p text:style-name="Text_20_body">Production</text:p>
      <text:p text:style-name="Text_20_body"/>
      <text:p text:style-name="Text_20_body">Resources to raw material (level x to x units per turn)</text:p>
      <text:p text:style-name="Text_20_body"/>
      <text:p text:style-name="Text_20_body"><text:s text:c="4"/>wood to wood</text:p>
      <text:p text:style-name="Text_20_body"><text:s text:c="4"/>coal to coal</text:p>
      <text:p text:style-name="Text_20_body"><text:s text:c="4"/>ore to ore</text:p>
      <text:p text:style-name="Text_20_body"><text:s text:c="4"/>oil to oil</text:p>
      <text:p text:style-name="Text_20_body"><text:s text:c="4"/>grain to grain (side dish)</text:p>
      <text:p text:style-name="Text_20_body"><text:s text:c="4"/>fish, fruits, meat to meat (main dish)</text:p>
      <text:p text:style-name="Text_20_body"><text:s text:c="4"/>sheep, cotton to wool</text:p>
      <text:p text:style-name="Text_20_body"><text:s text:c="4"/>silver to money </text:p>
      <text:p text:style-name="Text_20_body"/>
      <text:p text:style-name="Text_20_body">Raw material to advanced material</text:p>
      <text:p text:style-name="Text_20_body"/>
      <text:p text:style-name="Text_20_body"><text:s text:c="4"/>Paper mill: 2 wood to 1 timber, 2 wood to 1 paper</text:p>
      <text:p text:style-name="Text_20_body"><text:s text:c="4"/>Steel mill: 1 ore + 1 coal to 1 steel</text:p>
      <text:p text:style-name="Text_20_body"><text:s text:c="4"/>Tool factory: 2 steel to 1 tool, 2 steel to 1 weapon</text:p>
      <text:p text:style-name="Text_20_body"><text:s text:c="4"/>Spinning factory: 2 wool to 1 cloth</text:p>
      <text:p text:style-name="Text_20_body"><text:s text:c="4"/>Clothing factory: 2 cloth to 1 garment</text:p>
      <text:p text:style-name="Text_20_body"><text:s text:c="4"/>Cannery: 1 grain + 1 meat to 1 can of food</text:p>
      <text:p text:style-name="Text_20_body"><text:s text:c="4"/>Rafinery: 2 oil to 1 fuel</text:p>
      <text:p text:style-name="Text_20_body"><text:s text:c="4"/>Power plant: 2 fuel to 1 power</text:p>
      <text:p text:style-name="Text_20_body"><text:s text:c="4"/>Train station: 1 timber + 1 steel to 1 transport </text:p>
      <text:p text:style-name="Text_20_body"/>
      <text:p text:style-name="Text_20_body"><text:soft-page-break/>These products can also be used to buy ships and to trade or to extend the factories and are also consumed by the workers.</text:p>
      <text:p text:style-name="Text_20_body">Trade</text:p>
      <text:p text:style-name="Text_20_body"/>
      <text:p text:style-name="Text_20_body">Tradable are are resources and products.</text:p>
      <text:p text:style-name="Text_20_body">6. Military</text:p>
      <text:p text:style-name="Text_20_body">7. Artificial Intelligence</text:p>
      <text:p text:style-name="Text_20_body"/>
      <text:p text:style-name="Text_20_body">Requirements:</text:p>
      <text:p text:style-name="Text_20_body"/>
      <text:p text:style-name="Text_20_body"><text:s text:c="4"/>Should come in different difficulty levels (3 or 5)</text:p>
      <text:p text:style-name="Text_20_body"><text:s text:c="4"/>Should not take too long to think</text:p>
      <text:p text:style-name="Text_20_body"><text:s text:c="4"/>Should be predictable</text:p>
      <text:p text:style-name="Text_20_body"><text:s text:c="4"/>Should memorize past actions (make it human, tit for tat)</text:p>
      <text:p text:style-name="Text_20_body"><text:s text:c="4"/>Should display reasons for it's actions</text:p>
      <text:p text:style-name="Text_20_body"><text:s text:c="4"/>Should have optional a personal flavor for each grand nation, definable by some sort of sliders (peacefulness, greedyness, ...) </text:p>
      <text:p text:style-name="Text_20_body"/>
      <text:p text:style-name="Text_20_body">8. User interface</text:p>
      <text:p text:style-name="Text_20_body">Start screen</text:p>
      <text:p text:style-name="Text_20_body"/>
      <text:p text:style-name="Text_20_body">Purpose:</text:p>
      <text:p text:style-name="Text_20_body"/>
      <text:p text:style-name="Text_20_body"><text:s text:c="4"/>New random scenario (picture of a globe)</text:p>
      <text:p text:style-name="Text_20_body"><text:s text:c="4"/>New historical scenario (european map)</text:p>
      <text:p text:style-name="Text_20_body"><text:s text:c="4"/>Load game (image of documents)</text:p>
      <text:p text:style-name="Text_20_body"><text:s text:c="4"/>MP joing a game (map with differently colored figure)</text:p>
      <text:p text:style-name="Text_20_body"><text:s text:c="4"/>Languages (speech ballong with flags and names)</text:p>
      <text:p text:style-name="Text_20_body"><text:s text:c="4"/>Exit (two wings of a door)</text:p>
      <text:p text:style-name="Text_20_body"><text:s text:c="4"/>Help/Credits (click on logo) </text:p>
      <text:p text:style-name="Text_20_body"/>
      <text:p text:style-name="Text_20_body">Comments:</text:p>
      <text:p text:style-name="Text_20_body"/>
      <text:p text:style-name="Text_20_body"><text:s text:c="4"/>Upon loading the main elements should be made visible only after a certain time, eg. fade in after 2 seconds.</text:p>
      <text:p text:style-name="Text_20_body"><text:soft-page-break/><text:s text:c="4"/>Upon change of language, the programm needs to restart, need notification about it.</text:p>
      <text:p text:style-name="Text_20_body"><text:s text:c="4"/>We start fullscreen and expect at least 1024 x 768. </text:p>
      <text:p text:style-name="Text_20_body"/>
      <text:p text:style-name="Text_20_body">Main map screen</text:p>
      <text:p text:style-name="Text_20_body">Minor</text:p>
      <text:p text:style-name="Text_20_body"/>
      <text:p text:style-name="Text_20_body"><text:s text:c="4"/>There will be a real time clock in one corner of the screen, can be turned off in the option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llustration" style:family="paragraph" style:parent-style-name="Caption" style:class="extra"/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ff" style:text-underline-style="none" fo:font-weight="bold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xample" style:family="text">
      <style:text-properties style:font-name="Courier New" style:font-name-asian="MS PGothic" style:font-name-complex="Courier New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ne_20_numbering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Settings</text:chapter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8T21:39:01.40</meta:creation-date>
    <meta:editing-duration>PT1M48S</meta:editing-duration>
    <meta:editing-cycles>3</meta:editing-cycles>
    <meta:generator>LibreOffice/3.4$Win32 LibreOffice_project/340m1$Build-302</meta:generator>
    <dc:title>Manual for JLokalize 1.1</dc:title>
    <meta:initial-creator>Jan Keller</meta:initial-creator>
    <dc:date>2012-04-08T21:40:27.44</dc:date>
    <dc:creator>Jan Keller</dc:creator>
    <meta:document-statistic meta:table-count="0" meta:image-count="0" meta:object-count="0" meta:page-count="6" meta:paragraph-count="88" meta:word-count="542" meta:character-count="3270" meta:non-whitespace-character-count="2622"/>
    <meta:user-defined meta:name="Info 1"/>
    <meta:user-defined meta:name="Info 2"/>
    <meta:user-defined meta:name="Info 3"/>
    <meta:user-defined meta:name="Info 4"/>
  </office:meta>
</office:document-meta>
</file>